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fortaa" svg:font-family="Comfortaa"/>
    <style:font-face style:name="Inter" svg:font-family="Inter"/>
    <style:font-face style:name="-apple-system" svg:font-family="-apple-system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FC5E8" style:repeat-content="false"/>
      <style:paragraph-properties fo:text-align="center"/>
      <style:text-properties style:font-name="Comfortaa" style:font-name-asian="Comfortaa" style:font-name-complex="Comfortaa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37">
      <style:table-cell-properties fo:border="thin solid #000000" style:vertical-align="middle" fo:background-color="#9FC5E8" style:repeat-content="false"/>
      <style:paragraph-properties fo:text-align="center"/>
      <style:text-properties style:font-name="Comfortaa" style:font-name-asian="Comfortaa" style:font-name-complex="Comfortaa" fo:font-weight="bold" style:font-weight-asian="bold" style:font-weight-complex="bold"/>
    </style:style>
    <style:style style:name="ce5" style:family="table-cell" style:parent-style-name="Default" style:data-style-name="N38">
      <style:table-cell-properties fo:border="thin solid #000000" style:vertical-align="middle" fo:background-color="#9FC5E8" style:repeat-content="false"/>
      <style:paragraph-properties fo:text-align="center"/>
      <style:text-properties style:font-name="Comfortaa" style:font-name-asian="Comfortaa" style:font-name-complex="Comfortaa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automatic" fo:background-color="#6D9EEB"/>
      <style:text-properties fo:color="#FFFFFF" style:font-name="Comfortaa" style:font-name-asian="Comfortaa" style:font-name-complex="Comfortaa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3D85C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3D85C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e11" style:family="table-cell" style:parent-style-name="Default" style:data-style-name="N0">
      <style:table-cell-properties fo:border="thin solid #000000" fo:background-color="#4A86E8"/>
    </style:style>
    <style:style style:name="ce12" style:family="table-cell" style:parent-style-name="Default" style:data-style-name="N0">
      <style:table-cell-properties fo:border="thin solid #000000" style:vertical-align="automatic" fo:background-color="#4A86E8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background-color="#4A86E8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4A86E8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background-color="#4A86E8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Inter" style:font-name-asian="Inter" style:font-name-complex="Inter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Inter" style:font-name-asian="Inter" style:font-name-complex="Inter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Inter" style:font-name-asian="Inter" style:font-name-complex="Inter"/>
    </style:style>
    <style:style style:name="ce20" style:family="table-cell" style:parent-style-name="Default" style:data-style-name="N0">
      <style:table-cell-properties fo:border="thin solid #000000" style:vertical-align="automatic" fo:background-color="#4A86E8"/>
      <style:text-properties style:font-name="Inter" style:font-name-asian="Inter" style:font-name-complex="Inter"/>
    </style:style>
    <style:style style:name="ce21" style:family="table-cell" style:parent-style-name="Default" style:data-style-name="N0">
      <style:table-cell-properties style:vertical-align="automatic" fo:background-color="#4A86E8"/>
    </style:style>
    <style:style style:name="ce22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4A86E8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background-color="#FFFFFF"/>
      <style:text-properties style:font-name="-apple-system" style:font-name-asian="-apple-system" style:font-name-complex="-apple-system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automatic" fo:background-color="#FFFFFF"/>
      <style:text-properties style:font-name="-apple-system" style:font-name-asian="-apple-system" style:font-name-complex="-apple-system"/>
    </style:style>
    <style:style style:name="ce28" style:family="table-cell" style:parent-style-name="Default" style:data-style-name="N0">
      <style:table-cell-properties fo:border="thin solid #000000" fo:background-color="#6D9EEB"/>
    </style:style>
    <style:style style:name="ce29" style:family="table-cell" style:parent-style-name="Default" style:data-style-name="N0">
      <style:table-cell-properties fo:border="thin solid #000000" style:vertical-align="automatic" fo:background-color="#4A86E8"/>
      <style:text-properties style:font-name="-apple-system" style:font-name-asian="-apple-system" style:font-name-complex="-apple-system"/>
    </style:style>
    <style:style style:name="ce3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9DAF8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4A86E8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fo:border="thin solid #000000" style:vertical-align="middle" fo:background-color="#CFE2F3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fo:background-color="#4A86E8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21.64291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4.1829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2.2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5.25pt" style:use-optimal-row-height="false" fo:break-before="auto"/>
    </style:style>
    <style:style style:name="ro9" style:family="table-row">
      <style:table-row-properties style:row-height="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6">
            <text:p>Project Name</text:p>
          </table:table-cell>
          <table:covered-table-cell/>
          <table:table-cell office:value-type="string" table:style-name="ce2">
            <text:p>Banking Test Cases</text:p>
          </table:table-cell>
          <table:table-cell table:number-columns-repeated="14" table:style-name="ce1"/>
          <table:table-cell table:number-columns-repeated="5" table:style-name="ce3"/>
          <table:table-cell table:number-columns-repeated="16362"/>
        </table:table-row>
        <table:table-row table:style-name="ro2">
          <table:table-cell office:value-type="string" table:number-columns-spanned="2" table:number-rows-spanned="1" table:style-name="ce6">
            <text:p>Delivery Date</text:p>
          </table:table-cell>
          <table:covered-table-cell/>
          <table:table-cell office:value-type="date" office:date-value="2024-06-30T00:00:00" table:style-name="ce4">
            <text:p>30-6-2024</text:p>
          </table:table-cell>
          <table:table-cell table:number-columns-repeated="14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office:value-type="string" table:number-columns-spanned="2" table:number-rows-spanned="1" table:style-name="ce6">
            <text:p>Test Design Date</text:p>
          </table:table-cell>
          <table:covered-table-cell/>
          <table:table-cell office:value-type="date" office:date-value="2024-07-01T00:00:00" table:style-name="ce5">
            <text:p>7-1-2024</text:p>
          </table:table-cell>
          <table:table-cell table:number-columns-repeated="14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office:value-type="string" table:number-columns-spanned="2" table:number-rows-spanned="1" table:style-name="ce6">
            <text:p>Designed By</text:p>
          </table:table-cell>
          <table:covered-table-cell/>
          <table:table-cell office:value-type="string" table:style-name="ce2">
            <text:p>ziad Ibrahim abdalla</text:p>
          </table:table-cell>
          <table:table-cell table:number-columns-repeated="14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number-columns-repeated="8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number-columns-repeated="22" table:style-name="ce3"/>
          <table:table-cell table:number-columns-repeated="16362"/>
        </table:table-row>
        <table:table-row table:number-rows-repeated="5" table:style-name="ro3">
          <table:table-cell table:number-columns-repeated="8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number-rows-repeated="6" table:style-name="ro3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number-rows-repeated="2" table:style-name="ro4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style-name="ro5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style-name="ro6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number-rows-repeated="6" table:style-name="ro3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number-columns-repeated="22" table:style-name="ce3"/>
          <table:table-cell table:number-columns-repeated="16362"/>
        </table:table-row>
        <table:table-row table:number-rows-repeated="2" table:style-name="ro3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number-rows-repeated="19" table:style-name="ro7">
          <table:table-cell table:number-columns-repeated="16384"/>
        </table:table-row>
        <table:table-row table:style-name="ro8">
          <table:table-cell table:number-columns-repeated="6" table:style-name="ce1"/>
          <table:table-cell table:number-columns-repeated="16" table:style-name="ce3"/>
          <table:table-cell table:number-columns-repeated="16362"/>
        </table:table-row>
        <table:table-row table:number-rows-repeated="3" table:style-name="ro3">
          <table:table-cell table:number-columns-repeated="6" table:style-name="ce1"/>
          <table:table-cell table:number-columns-repeated="16" table:style-name="ce3"/>
          <table:table-cell table:number-columns-repeated="16362"/>
        </table:table-row>
        <table:table-row table:style-name="ro3">
          <table:table-cell table:number-columns-repeated="22" table:style-name="ce3"/>
          <table:table-cell table:number-columns-repeated="16362"/>
        </table:table-row>
        <table:table-row table:number-rows-repeated="9" table:style-name="ro3">
          <table:table-cell table:number-columns-repeated="6" table:style-name="ce1"/>
          <table:table-cell table:number-columns-repeated="16" table:style-name="ce3"/>
          <table:table-cell table:number-columns-repeated="16362"/>
        </table:table-row>
        <table:table-row table:number-rows-repeated="1048513" table:style-name="ro7">
          <table:table-cell table:number-columns-repeated="16384"/>
        </table:table-row>
      </table:table>
      <table:table table:name="Manager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number-columns-spanned="1" table:number-rows-spanned="89" table:style-name="ce30">
            <text:p>Manager</text:p>
          </table:table-cell>
          <table:table-cell office:value-type="string" table:style-name="ce8">
            <text:p>Test scenario</text:p>
          </table:table-cell>
          <table:table-cell office:value-type="string" table:style-name="ce7">
            <text:p>Test Cases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6" table:style-name="ce31">
            <text:p>New customer</text:p>
          </table:table-cell>
          <table:table-cell office:value-type="string" table:style-name="ce10">
            <text:p>Verify the login with your account and customer personal data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if the bank website login page does not appear forge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if the bank login page has username and passwor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if the SMS authentication is triggered after login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e username and password are being accepted or no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if the user is redirected to the dashboard after passing all authentication processe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number-columns-repeated="2" table:style-name="ce12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1">
            <text:p>Edit Customer</text:p>
          </table:table-cell>
          <table:table-cell office:value-type="string" table:style-name="ce13">
            <text:p>Verify that all required fields (e.g., name, address, date of birth) are mandator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alidate the address against a real-time address verification service (if integrated) or ensure format consistenc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Test different valid and invalid phone number formats (e.g., with country code, without country code)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at the date of birth must be in a valid forma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Test whether a customer can save their data 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4"/>
          <table:table-cell table:style-name="ce1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4" table:style-name="ce31">
            <text:p>Delete customer</text:p>
          </table:table-cell>
          <table:table-cell office:value-type="string" table:style-name="ce13">
            <text:p>Verify that the manager can delete a customer successfully from the system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at deleting a customer removes all associated data (e.g., accounts, transactions) from the database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authentication mechanisms (e.g., password confirmation, manager PIN) are in place before deleting a customer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at only authorized managers can access the delete customer functionality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2"/>
          <table:table-cell table:style-name="ce16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7" table:style-name="ce31">
            <text:p>New account</text:p>
          </table:table-cell>
          <table:table-cell office:value-type="string" table:style-name="ce17">
            <text:p>Verify the ability to create a new account with valid information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8">
            <text:p>Verify the inability to create an account with incomplete or invalid information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8">
            <text:p>Test the process of updating account information (e.g., address, phone number)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9">
            <text:p>Verify that account data remains confidential and is not accessible to unauthorized user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9">
            <text:p>Check for account naming conventions and validation rule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9">
            <text:p>Verify that account balances are updated accurately after transactions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9">
            <text:p>Test the account closure process and ensure all associated data is remove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4"/>
          <table:table-cell table:style-name="ce20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3" table:style-name="ce31">
            <text:p>Edit account</text:p>
          </table:table-cell>
          <table:table-cell office:value-type="string" table:style-name="ce13">
            <text:p>Verify that the manager can select the correct account to edi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only authorized managers can access the edit account functionalit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Check that the system generates unique and valid account numbers for each new acc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4"/>
          <table:table-cell table:style-name="ce1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1">
            <text:p>delete account</text:p>
          </table:table-cell>
          <table:table-cell office:value-type="string" table:style-name="ce10">
            <text:p>Verify that the manager can delete an account successfully from the system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the manager can select the correct account to delete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ere is an option to cancel the deletion process without any changes being made to the system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only authorized managers can access the delete account functionalit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at only authorized managers can access the delete account functionalit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6"/>
          <table:table-cell table:style-name="ce21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1">
            <text:p>Deposit</text:p>
          </table:table-cell>
          <table:table-cell office:value-type="string" table:style-name="ce13">
            <text:p>Verify that the manager can successfully deposit money into an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at the deposited amount reflects accurately in the account balance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the manager can select the correct account to deposit money into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Check that error messages provide clear guidance on resolving issues encountered during the deposit proces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only authorized managers can access the deposit functionalit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2"/>
          <table:table-cell table:style-name="ce1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4" table:style-name="ce31">
            <text:p>Withdrawl</text:p>
          </table:table-cell>
          <table:table-cell office:value-type="string" table:style-name="ce13">
            <text:p>Verify that the manager can successfully withdraw money from an acc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Ensure that the withdrawn amount reflects accurately in the account balance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the manager can select the correct account from which to withdraw mone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Test scenarios where the account selection process includes searching, filtering, or selecting from a list of account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number-columns-repeated="2" table:style-name="ce12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1">
            <text:p>Fund Transfer</text:p>
          </table:table-cell>
          <table:table-cell office:value-type="string" table:style-name="ce22">
            <text:p>Verify the amount available in the acc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e amount available in the acc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3">
            <text:p>If the beneficiary is not added to the account, try to transfer the amount &amp; check if any error message is displaye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Transfer the amount to the beneficiary with a valid am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Check that the transferred amount is deducted from your accoun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number-columns-spanned="2" table:number-rows-spanned="1" table:style-name="ce33"/>
          <table:covered-table-cell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spanned="1" table:number-rows-spanned="2" table:style-name="ce34"/>
          <table:covered-table-cell/>
          <table:table-cell office:value-type="string" table:number-columns-spanned="1" table:number-rows-spanned="5" table:style-name="ce35">
            <text:p>Balance Enqiry</text:p>
          </table:table-cell>
          <table:table-cell office:value-type="string" table:number-columns-spanned="1" table:number-rows-spanned="2" table:style-name="ce36">
            <text:p>Veify that manager can show all the customers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9">
          <table:covered-table-cell/>
          <table:covered-table-cell/>
          <table:covered-table-cell/>
          <table:covered-table-cell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manager can search for any customer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manager van show the balance of selected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manager can show the total balance of a customer has multiple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4"/>
          <table:table-cell table:style-name="ce2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4" table:style-name="ce35">
            <text:p>Mini statement</text:p>
          </table:table-cell>
          <table:table-cell office:value-type="string" table:style-name="ce24">
            <text:p>Verify that customer can search for any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at manger that has less than 5 transaction can display mini stateme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manger that has equal 5 transaction can display mini stateme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manger that has more than 5 transaction can display only the last 5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4"/>
          <table:table-cell table:style-name="ce2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5">
            <text:p>Customized statement</text:p>
          </table:table-cell>
          <table:table-cell office:value-type="string" table:style-name="ce24">
            <text:p>Verify that customer can search for any customer accoun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manger can display his customized statement by search for specific date interval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Manger can display his customized statement by search for specific value interval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3">
            <text:p>Verify that date form is smaller than date to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4">
            <text:p>Verify that amount cannot accept minus or zero values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11"/>
          <table:covered-table-cell/>
          <table:table-cell table:style-name="ce12"/>
          <table:table-cell table:style-name="ce25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5" table:style-name="ce35">
            <text:p>Change password</text:p>
          </table:table-cell>
          <table:table-cell office:value-type="string" table:style-name="ce10">
            <text:p>Verify that Current Password, New Password, and Confirm Password field are displayed on screen or no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at Current Password, New Password, and Confirm Password field UI should be as per specification or no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at Current Password, New Password, and Confirm Password fields are clickable or no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6">
            <text:p>Verify that validation error messages should be displayed properly or not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7">
            <text:p>Verify that the alert message should be displayed when the user enters an invalid Current Passwor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28"/>
          <table:covered-table-cell/>
          <table:table-cell table:style-name="ce14"/>
          <table:table-cell table:style-name="ce29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table-cell office:value-type="string" table:number-columns-spanned="1" table:number-rows-spanned="12" table:style-name="ce35">
            <text:p>Login&amp;Logout</text:p>
          </table:table-cell>
          <table:table-cell office:value-type="string" table:style-name="ce22">
            <text:p>Verify if a user will be able to login with a valid username and valid passwor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if a user cannot login with a valid username and an invalid passwor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if a user is able to login with a new password only after he/she has changed the passwor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e login page for both, when the field is blank and Submit button is clicke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e messages for invalid login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e ‘Forgot Password’ functionality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at the user can successfully log out of the application by clicking the “Logout” button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at the user is redirected to the login page after logging ou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10">
            <text:p>Verify that the user’s session is terminated and they can no longer access secure areas of the application after logging out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at the logout process invalidates all session tokens and cookie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at the logout process is appropriately logged and audited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1">
          <table:table-cell table:style-name="ce9"/>
          <table:covered-table-cell/>
          <table:covered-table-cell/>
          <table:table-cell office:value-type="string" table:style-name="ce22">
            <text:p>Verify that logout prevents session hijacking and cross-site request forgery attacks.</text:p>
          </table:table-cell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number-rows-repeated="7" table:style-name="ro1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number-rows-repeated="1135" table:style-name="ro1">
          <table:table-cell table:number-columns-repeated="11"/>
          <table:table-cell table:number-columns-repeated="5" table:style-name="ce3"/>
          <table:table-cell table:number-columns-repeated="16368"/>
        </table:table-row>
        <table:table-row table:style-name="ro3">
          <table:table-cell table:number-columns-repeated="11"/>
          <table:table-cell table:number-columns-repeated="5" table:style-name="ce3"/>
          <table:table-cell table:number-columns-repeated="16368"/>
        </table:table-row>
        <table:table-row table:number-rows-repeated="2" table:style-name="ro3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style-name="ro3">
          <table:table-cell table:number-columns-repeated="16" table:style-name="ce3"/>
          <table:table-cell table:number-columns-repeated="16368"/>
        </table:table-row>
        <table:table-row table:style-name="ro3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number-rows-repeated="3" table:style-name="ro3">
          <table:table-cell table:number-columns-repeated="4" table:style-name="ce3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style-name="ro3">
          <table:table-cell table:number-columns-repeated="16" table:style-name="ce3"/>
          <table:table-cell table:number-columns-repeated="16368"/>
        </table:table-row>
        <table:table-row table:number-rows-repeated="5" table:style-name="ro3">
          <table:table-cell table:number-columns-repeated="4" table:style-name="ce3"/>
          <table:table-cell table:number-columns-repeated="7" table:style-name="ce1"/>
          <table:table-cell table:number-columns-repeated="5" table:style-name="ce3"/>
          <table:table-cell table:number-columns-repeated="16368"/>
        </table:table-row>
        <table:table-row table:number-rows-repeated="6" table:style-name="ro3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number-rows-repeated="2" table:style-name="ro4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style-name="ro5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style-name="ro6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number-rows-repeated="6" table:style-name="ro3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style-name="ro3">
          <table:table-cell table:number-columns-repeated="16" table:style-name="ce3"/>
          <table:table-cell table:number-columns-repeated="16368"/>
        </table:table-row>
        <table:table-row table:number-rows-repeated="2" table:style-name="ro3">
          <table:table-cell table:number-columns-repeated="11" table:style-name="ce1"/>
          <table:table-cell table:number-columns-repeated="5" table:style-name="ce3"/>
          <table:table-cell table:number-columns-repeated="16368"/>
        </table:table-row>
        <table:table-row table:number-rows-repeated="19" table:style-name="ro7">
          <table:table-cell table:number-columns-repeated="16384"/>
        </table:table-row>
        <table:table-row table:style-name="ro8">
          <table:table-cell table:number-columns-repeated="4" table:style-name="ce1"/>
          <table:table-cell table:number-columns-repeated="12" table:style-name="ce3"/>
          <table:table-cell table:number-columns-repeated="16368"/>
        </table:table-row>
        <table:table-row table:number-rows-repeated="3" table:style-name="ro3">
          <table:table-cell table:number-columns-repeated="4" table:style-name="ce1"/>
          <table:table-cell table:number-columns-repeated="12" table:style-name="ce3"/>
          <table:table-cell table:number-columns-repeated="16368"/>
        </table:table-row>
        <table:table-row table:style-name="ro3">
          <table:table-cell table:number-columns-repeated="16" table:style-name="ce3"/>
          <table:table-cell table:number-columns-repeated="16368"/>
        </table:table-row>
        <table:table-row table:number-rows-repeated="8" table:style-name="ro3">
          <table:table-cell table:number-columns-repeated="4" table:style-name="ce1"/>
          <table:table-cell table:number-columns-repeated="12" table:style-name="ce3"/>
          <table:table-cell table:number-columns-repeated="16368"/>
        </table:table-row>
        <table:table-row table:style-name="ro3">
          <table:table-cell table:number-columns-repeated="4"/>
          <table:table-cell table:number-columns-repeated="12" table:style-name="ce3"/>
          <table:table-cell table:number-columns-repeated="16368"/>
        </table:table-row>
        <table:table-row table:number-rows-repeated="1047279" table:style-name="ro7">
          <table:table-cell table:number-columns-repeated="16384"/>
        </table:table-row>
      </table:table>
      <table:table table:name="Customer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20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8">
            <text:p>ID</text:p>
          </table:table-cell>
          <table:table-cell office:value-type="string" table:number-columns-spanned="1" table:number-rows-spanned="47" table:style-name="ce40">
            <text:p>Customer</text:p>
          </table:table-cell>
          <table:table-cell office:value-type="string" table:style-name="ce8">
            <text:p>Test Scenario</text:p>
          </table:table-cell>
          <table:table-cell office:value-type="string" table:style-name="ce8">
            <text:p>Test Cases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table-cell office:value-type="string" table:number-columns-spanned="1" table:number-rows-spanned="8" table:style-name="ce35">
            <text:p>Balance Enqiry</text:p>
          </table:table-cell>
          <table:table-cell office:value-type="string" table:style-name="ce10">
            <text:p>Veify that customer can show only his account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37">
            <text:p>Veify that customer can view balance of the selected account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ify that customer can view balance of the selected account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input: Account number exists in the system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expected Output: Display the current balance of the account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display of Multiple Account Balances: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error Message for Invalid Account Number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balance when the system or network is down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11"/>
          <table:covered-table-cell/>
          <table:table-cell table:style-name="ce14"/>
          <table:table-cell table:style-name="ce16"/>
          <table:table-cell table:number-columns-repeated="18" table:style-name="ce3"/>
          <table:table-cell table:number-columns-repeated="16362"/>
        </table:table-row>
        <table:table-row table:style-name="ro3">
          <table:table-cell table:style-name="ce9"/>
          <table:covered-table-cell/>
          <table:table-cell office:value-type="string" table:number-columns-spanned="1" table:number-rows-spanned="8" table:style-name="ce35">
            <text:p>Fund Transfer</text:p>
          </table:table-cell>
          <table:table-cell office:value-type="string" table:style-name="ce10">
            <text:p>Verify that user should be able to perform a large number of fund transfers simultaneously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0">
            <text:p>Verify that user should be able to maintain response time for fund transfers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0">
            <text:p>Verify that user should be able to track of the transactions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0">
            <text:p>Verify that user should be get high availability of the system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valid source and destination account numbers, amount to transfer.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ensure the system displays an appropriate error message and prevents the transaction from completing.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validate that the system rejects the transfer and displays an error message indicating the minimum transfer amount requirement.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3">
            <text:p>Verify that the system handles this scenario gracefully, without actually transferring funds and possibly displaying an appropriate message.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11"/>
          <table:covered-table-cell/>
          <table:table-cell table:style-name="ce38"/>
          <table:table-cell table:style-name="ce12"/>
          <table:table-cell table:number-columns-repeated="18" table:style-name="ce3"/>
          <table:table-cell table:number-columns-repeated="16362"/>
        </table:table-row>
        <table:table-row table:style-name="ro3">
          <table:table-cell table:number-columns-spanned="1" table:number-rows-spanned="2" table:style-name="ce34"/>
          <table:covered-table-cell/>
          <table:table-cell office:value-type="string" table:number-columns-spanned="1" table:number-rows-spanned="4" table:style-name="ce35">
            <text:p>Mini statement</text:p>
          </table:table-cell>
          <table:table-cell office:value-type="string" table:number-columns-spanned="1" table:number-rows-spanned="2" table:style-name="ce41">
            <text:p>Verify that customer that has less than 5 transaction can display mini statement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9">
          <table:covered-table-cell/>
          <table:covered-table-cell/>
          <table:covered-table-cell/>
          <table:covered-table-cell/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24">
            <text:p>Verify that customer that has equal 5 transaction can display mini statement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24">
            <text:p>Verify that customer that has more than 5 transaction can display only the last 5</text:p>
          </table:table-cell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11"/>
          <table:covered-table-cell/>
          <table:table-cell table:style-name="ce12"/>
          <table:table-cell table:style-name="ce25"/>
          <table:table-cell table:number-columns-repeated="4" table:style-name="ce3"/>
          <table:table-cell table:number-columns-repeated="9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number-columns-spanned="1" table:number-rows-spanned="2" table:style-name="ce34"/>
          <table:covered-table-cell/>
          <table:table-cell office:value-type="string" table:number-columns-spanned="1" table:number-rows-spanned="5" table:style-name="ce35">
            <text:p>Customized statement</text:p>
          </table:table-cell>
          <table:table-cell office:value-type="string" table:number-columns-spanned="1" table:number-rows-spanned="2" table:style-name="ce41">
            <text:p>Verify that customer can display his customized statement by search for specific date interval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9">
          <table:covered-table-cell/>
          <table:covered-table-cell/>
          <table:covered-table-cell/>
          <table:covered-table-cell/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24">
            <text:p>Verify that customer can display his customized statement by search for specific value interval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0">
            <text:p>Verify that date form is smaller than date to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9"/>
          <table:covered-table-cell/>
          <table:covered-table-cell/>
          <table:table-cell office:value-type="string" table:style-name="ce10">
            <text:p>Verify that amount cannot accept minus or zero values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style-name="ce11"/>
          <table:covered-table-cell/>
          <table:table-cell table:style-name="ce12"/>
          <table:table-cell table:style-name="ce11"/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table-cell office:value-type="string" table:number-columns-spanned="1" table:number-rows-spanned="4" table:style-name="ce35">
            <text:p>Change password</text:p>
          </table:table-cell>
          <table:table-cell office:value-type="string" table:style-name="ce10">
            <text:p>Verify that Current Password, New Password, and Confirm Password fields are clickable or not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27">
            <text:p>Verify that Current Password, New Password, and Confirm Password field with the maximum length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13">
            <text:p>Verify that Current Password, New Password, and Confirm Password fields are clickable or not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27">
            <text:p>Verify that only special characters should not be allowed in the Password and Confirm Password field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11"/>
          <table:covered-table-cell/>
          <table:table-cell table:style-name="ce14"/>
          <table:table-cell table:style-name="ce29"/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table-cell office:value-type="string" table:number-columns-spanned="1" table:number-rows-spanned="12" table:style-name="ce35">
            <text:p>Login&amp;Logout</text:p>
          </table:table-cell>
          <table:table-cell office:value-type="string" table:style-name="ce39">
            <text:p>Verify if a user will be able to login with a valid username and valid password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if a user cannot login with a valid username and an invalid password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if a user is able to login with a new password only after he/she has changed the password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e login page for both, when the field is blank and Submit button is clicked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e messages for invalid login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e ‘Forgot Password’ functionality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at the user can successfully log out of the application by clicking the “Logout” button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at the user is redirected to the login page after logging out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13">
            <text:p>Verify that the user’s session is terminated and they can no longer access secure areas of the application after logging out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39">
            <text:p>Verify that the logout process invalidates all session tokens and cookies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22">
            <text:p>Verify that logout prevents session hijacking and cross-site request forgery attacks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4">
          <table:table-cell table:style-name="ce9"/>
          <table:covered-table-cell/>
          <table:covered-table-cell/>
          <table:table-cell office:value-type="string" table:style-name="ce22">
            <text:p>Verify that the logout process is appropriately logged and audited.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5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style-name="ro6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number-rows-repeated="6" table:style-name="ro3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style-name="ro3">
          <table:table-cell table:number-columns-repeated="22" table:style-name="ce3"/>
          <table:table-cell table:number-columns-repeated="16362"/>
        </table:table-row>
        <table:table-row table:number-rows-repeated="2" table:style-name="ro3">
          <table:table-cell table:number-columns-repeated="17" table:style-name="ce1"/>
          <table:table-cell table:number-columns-repeated="5" table:style-name="ce3"/>
          <table:table-cell table:number-columns-repeated="16362"/>
        </table:table-row>
        <table:table-row table:number-rows-repeated="19" table:style-name="ro7">
          <table:table-cell table:number-columns-repeated="16384"/>
        </table:table-row>
        <table:table-row table:style-name="ro8">
          <table:table-cell table:number-columns-repeated="6"/>
          <table:table-cell table:number-columns-repeated="16" table:style-name="ce3"/>
          <table:table-cell table:number-columns-repeated="16362"/>
        </table:table-row>
        <table:table-row table:number-rows-repeated="2" table:style-name="ro3">
          <table:table-cell table:number-columns-repeated="6"/>
          <table:table-cell table:number-columns-repeated="16" table:style-name="ce3"/>
          <table:table-cell table:number-columns-repeated="16362"/>
        </table:table-row>
        <table:table-row table:style-name="ro3">
          <table:table-cell table:number-columns-repeated="6" table:style-name="ce1"/>
          <table:table-cell table:number-columns-repeated="16" table:style-name="ce3"/>
          <table:table-cell table:number-columns-repeated="16362"/>
        </table:table-row>
        <table:table-row table:style-name="ro3">
          <table:table-cell table:number-columns-repeated="22" table:style-name="ce3"/>
          <table:table-cell table:number-columns-repeated="16362"/>
        </table:table-row>
        <table:table-row table:number-rows-repeated="9" table:style-name="ro3">
          <table:table-cell table:number-columns-repeated="6" table:style-name="ce1"/>
          <table:table-cell table:number-columns-repeated="16" table:style-name="ce3"/>
          <table:table-cell table:number-columns-repeated="16362"/>
        </table:table-row>
        <table:table-row table:number-rows-repeated="104848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fortaa" svg:font-family="Comfortaa"/>
    <style:font-face style:name="Inter" svg:font-family="Inter"/>
    <style:font-face style:name="-apple-system" svg:font-family="-apple-system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/>
      <number:text>-</number:text>
      <number:day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OKSHA</dc:creator>
    <dc:date>2024-07-19T11:53:24Z</dc:date>
    <meta:print-date>2024-07-19T11:52:54Z</meta:print-date>
  </office:meta>
</office:document-meta>
</file>